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ce6"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ce6" office:value-type="string" calcext:value-type="string">
            <text:p>Sesión Ordinaria del Pleno del TSJ, 27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l Pleno del TSJ, 0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l Pleno del TSJ, 10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Civil y Familiar, 28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Civil y Familiar, 0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Civil y Familiar, 11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table:style-name="ce6"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table:style-name="ce6" office:value-type="string" calcext:value-type="string">
            <text:p>Sesión Ordinaria de la Sala Penal, 22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Penal, 26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Penal, 02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Penal, 09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7:44:47.5095389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4.2$Linux_X86_64 LibreOffice_project/40$Build-2</meta:generator>
    <dc:date>2020-06-08T23:08:38.605122308</dc:date>
    <meta:editing-duration>PT6H34M24S</meta:editing-duration>
    <meta:editing-cycles>33</meta:editing-cycles>
    <meta:document-statistic meta:table-count="1" meta:cell-count="322" meta:object-count="0"/>
  </office:meta>
</office:document-meta>
</file>